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a2656" officeooo:paragraph-rsid="000a2656"/>
    </style:style>
    <style:style style:name="P2" style:family="paragraph" style:parent-style-name="Preformatted_20_Text">
      <style:text-properties officeooo:rsid="000a2656" officeooo:paragraph-rsid="0015fad9"/>
    </style:style>
    <style:style style:name="P3" style:family="paragraph" style:parent-style-name="Preformatted_20_Text">
      <style:text-properties officeooo:rsid="000a2656" officeooo:paragraph-rsid="00205366"/>
    </style:style>
    <style:style style:name="P4" style:family="paragraph" style:parent-style-name="Preformatted_20_Text">
      <style:text-properties officeooo:rsid="000ddfec" officeooo:paragraph-rsid="000ddfec"/>
    </style:style>
    <style:style style:name="P5" style:family="paragraph" style:parent-style-name="Preformatted_20_Text">
      <style:text-properties officeooo:rsid="000ddfec" officeooo:paragraph-rsid="00104f26"/>
    </style:style>
    <style:style style:name="P6" style:family="paragraph" style:parent-style-name="Preformatted_20_Text">
      <style:text-properties officeooo:rsid="000ddfec" officeooo:paragraph-rsid="001a61d9"/>
    </style:style>
    <style:style style:name="P7" style:family="paragraph" style:parent-style-name="Preformatted_20_Text">
      <style:text-properties officeooo:rsid="000ddfec" officeooo:paragraph-rsid="00192e2e"/>
    </style:style>
    <style:style style:name="P8" style:family="paragraph" style:parent-style-name="Preformatted_20_Text">
      <style:text-properties officeooo:rsid="000ddfec" officeooo:paragraph-rsid="001bed26"/>
    </style:style>
    <style:style style:name="P9" style:family="paragraph" style:parent-style-name="Preformatted_20_Text">
      <style:text-properties fo:font-weight="bold" officeooo:rsid="000ddfec" officeooo:paragraph-rsid="001a61d9" style:font-weight-asian="bold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fo:font-weight="bold" officeooo:rsid="000ddfec" officeooo:paragraph-rsid="001c0acd" style:font-weight-asian="bold" style:font-weight-complex="bold"/>
    </style:style>
    <style:style style:name="P11" style:family="paragraph" style:parent-style-name="Preformatted_20_Text">
      <style:paragraph-properties fo:text-align="center" style:justify-single-word="false"/>
      <style:text-properties fo:font-weight="bold" officeooo:rsid="000ddfec" officeooo:paragraph-rsid="001d70f7" style:font-weight-asian="bold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fo:font-weight="bold" officeooo:rsid="000ddfec" officeooo:paragraph-rsid="001e272f" style:font-weight-asian="bold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fo:font-weight="bold" officeooo:rsid="000ddfec" officeooo:paragraph-rsid="001f021f" style:font-weight-asian="bold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fo:font-weight="bold" officeooo:rsid="000ddfec" officeooo:paragraph-rsid="002355ae" style:font-weight-asian="bold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fo:font-weight="bold" officeooo:rsid="000ddfec" officeooo:paragraph-rsid="0025bab5" style:font-weight-asian="bold" style:font-weight-complex="bold"/>
    </style:style>
    <style:style style:name="P16" style:family="paragraph" style:parent-style-name="Preformatted_20_Text">
      <style:paragraph-properties fo:text-align="justify" style:justify-single-word="false"/>
      <style:text-properties fo:font-weight="bold" officeooo:rsid="000ddfec" officeooo:paragraph-rsid="001c0acd" style:font-weight-asian="bold" style:font-weight-complex="bold"/>
    </style:style>
    <style:style style:name="P17" style:family="paragraph" style:parent-style-name="Preformatted_20_Text">
      <style:paragraph-properties fo:text-align="justify" style:justify-single-word="false"/>
      <style:text-properties fo:font-weight="bold" officeooo:rsid="000ddfec" officeooo:paragraph-rsid="001f021f" style:font-weight-asian="bold" style:font-weight-complex="bold"/>
    </style:style>
    <style:style style:name="P18" style:family="paragraph" style:parent-style-name="Preformatted_20_Text">
      <style:paragraph-properties fo:text-align="justify" style:justify-single-word="false"/>
      <style:text-properties fo:font-weight="bold" officeooo:rsid="000ddfec" officeooo:paragraph-rsid="00205366" style:font-weight-asian="bold" style:font-weight-complex="bold"/>
    </style:style>
    <style:style style:name="P19" style:family="paragraph" style:parent-style-name="Preformatted_20_Text">
      <style:paragraph-properties fo:text-align="justify" style:justify-single-word="false"/>
      <style:text-properties fo:font-weight="bold" officeooo:rsid="000ddfec" officeooo:paragraph-rsid="002355ae" style:font-weight-asian="bold" style:font-weight-complex="bold"/>
    </style:style>
    <style:style style:name="P20" style:family="paragraph" style:parent-style-name="Preformatted_20_Text">
      <style:paragraph-properties fo:text-align="justify" style:justify-single-word="false"/>
      <style:text-properties fo:font-weight="bold" officeooo:rsid="000ddfec" officeooo:paragraph-rsid="0023ef30" style:font-weight-asian="bold" style:font-weight-complex="bold"/>
    </style:style>
    <style:style style:name="P21" style:family="paragraph" style:parent-style-name="Preformatted_20_Text">
      <style:paragraph-properties fo:text-align="justify" style:justify-single-word="false"/>
      <style:text-properties fo:font-weight="bold" officeooo:rsid="000ddfec" officeooo:paragraph-rsid="0025bab5" style:font-weight-asian="bold" style:font-weight-complex="bold"/>
    </style:style>
    <style:style style:name="P22" style:family="paragraph" style:parent-style-name="Preformatted_20_Text">
      <style:paragraph-properties fo:text-align="justify" style:justify-single-word="false"/>
      <style:text-properties fo:font-weight="bold" officeooo:rsid="000ddfec" officeooo:paragraph-rsid="0028d28b" style:font-weight-asian="bold" style:font-weight-complex="bold"/>
    </style:style>
    <style:style style:name="P23" style:family="paragraph" style:parent-style-name="Preformatted_20_Text">
      <style:paragraph-properties fo:text-align="justify" style:justify-single-word="false"/>
      <style:text-properties fo:font-weight="bold" officeooo:rsid="000ddfec" officeooo:paragraph-rsid="002a103d" style:font-weight-asian="bold" style:font-weight-complex="bold"/>
    </style:style>
    <style:style style:name="P24" style:family="paragraph" style:parent-style-name="Preformatted_20_Text">
      <style:paragraph-properties fo:text-align="justify" style:justify-single-word="false"/>
      <style:text-properties fo:font-weight="bold" officeooo:rsid="000ddfec" officeooo:paragraph-rsid="0032a488" style:font-weight-asian="bold" style:font-weight-complex="bold"/>
    </style:style>
    <style:style style:name="P25" style:family="paragraph" style:parent-style-name="Preformatted_20_Text">
      <style:text-properties fo:font-weight="bold" officeooo:rsid="000ddfec" officeooo:paragraph-rsid="001c0acd" style:font-weight-asian="bold" style:font-weight-complex="bold"/>
    </style:style>
    <style:style style:name="P26" style:family="paragraph" style:parent-style-name="Preformatted_20_Text">
      <style:text-properties fo:font-weight="bold" officeooo:rsid="000ddfec" officeooo:paragraph-rsid="001d70f7" style:font-weight-asian="bold" style:font-weight-complex="bold"/>
    </style:style>
    <style:style style:name="P27" style:family="paragraph" style:parent-style-name="Preformatted_20_Text">
      <style:text-properties fo:font-weight="bold" officeooo:rsid="000ddfec" officeooo:paragraph-rsid="001e272f" style:font-weight-asian="bold" style:font-weight-complex="bold"/>
    </style:style>
    <style:style style:name="P28" style:family="paragraph" style:parent-style-name="Preformatted_20_Text">
      <style:text-properties fo:font-weight="bold" officeooo:rsid="000ddfec" officeooo:paragraph-rsid="001f021f" style:font-weight-asian="bold" style:font-weight-complex="bold"/>
    </style:style>
    <style:style style:name="P29" style:family="paragraph" style:parent-style-name="Preformatted_20_Text">
      <style:paragraph-properties fo:text-align="start" style:justify-single-word="false"/>
      <style:text-properties fo:font-weight="bold" officeooo:rsid="000ddfec" officeooo:paragraph-rsid="002a103d" style:font-weight-asian="bold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fo:font-weight="bold" officeooo:rsid="000ddfec" officeooo:paragraph-rsid="00344edf" style:font-weight-asian="bold" style:font-weight-complex="bold"/>
    </style:style>
    <style:style style:name="P31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Preformatted_20_Text">
      <style:text-properties fo:font-size="12pt" fo:font-weight="bold" officeooo:rsid="000ddfec" officeooo:paragraph-rsid="000ddfec" style:font-size-asian="12pt" style:font-weight-asian="bold" style:font-size-complex="12pt" style:font-weight-complex="bold"/>
    </style:style>
    <style:style style:name="P33" style:family="paragraph" style:parent-style-name="Preformatted_20_Text">
      <style:text-properties fo:font-size="12pt" fo:font-weight="bold" officeooo:rsid="000ddfec" officeooo:paragraph-rsid="001a61d9" style:font-size-asian="12pt" style:font-weight-asian="bold" style:font-size-complex="12pt" style:font-weight-complex="bold"/>
    </style:style>
    <style:style style:name="P34" style:family="paragraph" style:parent-style-name="Preformatted_20_Text">
      <style:paragraph-properties fo:text-align="justify" style:justify-single-word="false"/>
      <style:text-properties fo:font-size="12pt" fo:font-weight="bold" officeooo:rsid="000ddfec" officeooo:paragraph-rsid="0028e57e" style:font-size-asian="12pt" style:font-weight-asian="bold" style:font-size-complex="12pt" style:font-weight-complex="bold"/>
    </style:style>
    <style:style style:name="P35" style:family="paragraph" style:parent-style-name="Preformatted_20_Text">
      <style:paragraph-properties fo:text-align="justify" style:justify-single-word="false"/>
      <style:text-properties fo:font-size="12pt" fo:font-weight="bold" officeooo:rsid="000ddfec" officeooo:paragraph-rsid="002a103d" style:font-size-asian="12pt" style:font-weight-asian="bold" style:font-size-complex="12pt" style:font-weight-complex="bold"/>
    </style:style>
    <style:style style:name="P36" style:family="paragraph" style:parent-style-name="Preformatted_20_Text">
      <style:paragraph-properties fo:text-align="justify" style:justify-single-word="false"/>
      <style:text-properties fo:font-size="12pt" fo:font-weight="bold" officeooo:rsid="000ddfec" officeooo:paragraph-rsid="002d8d75" style:font-size-asian="12pt" style:font-weight-asian="bold" style:font-size-complex="12pt" style:font-weight-complex="bold"/>
    </style:style>
    <style:style style:name="P37" style:family="paragraph" style:parent-style-name="Preformatted_20_Text">
      <style:paragraph-properties fo:text-align="justify" style:justify-single-word="false"/>
      <style:text-properties fo:font-size="12pt" fo:font-weight="bold" officeooo:rsid="000ddfec" officeooo:paragraph-rsid="002f7e12" style:font-size-asian="12pt" style:font-weight-asian="bold" style:font-size-complex="12pt" style:font-weight-complex="bold"/>
    </style:style>
    <style:style style:name="P38" style:family="paragraph" style:parent-style-name="Preformatted_20_Text">
      <style:paragraph-properties fo:text-align="justify" style:justify-single-word="false"/>
      <style:text-properties fo:font-size="12pt" fo:font-weight="bold" officeooo:rsid="000ddfec" officeooo:paragraph-rsid="00310f61" style:font-size-asian="12pt" style:font-weight-asian="bold" style:font-size-complex="12pt" style:font-weight-complex="bold"/>
    </style:style>
    <style:style style:name="P39" style:family="paragraph" style:parent-style-name="Preformatted_20_Text">
      <style:paragraph-properties fo:text-align="justify" style:justify-single-word="false"/>
      <style:text-properties fo:font-size="12pt" fo:font-weight="bold" officeooo:rsid="000ddfec" officeooo:paragraph-rsid="003729c1" style:font-size-asian="12pt" style:font-weight-asian="bold" style:font-size-complex="12pt" style:font-weight-complex="bold"/>
    </style:style>
    <style:style style:name="P40" style:family="paragraph" style:parent-style-name="Preformatted_20_Text">
      <style:paragraph-properties fo:text-align="justify" style:justify-single-word="false"/>
      <style:text-properties fo:font-size="12pt" fo:font-weight="bold" officeooo:rsid="000ddfec" officeooo:paragraph-rsid="00382994" style:font-size-asian="12pt" style:font-weight-asian="bold" style:font-size-complex="12pt" style:font-weight-complex="bold"/>
    </style:style>
    <style:style style:name="P41" style:family="paragraph" style:parent-style-name="Preformatted_20_Text">
      <style:paragraph-properties fo:text-align="justify" style:justify-single-word="false"/>
      <style:text-properties fo:font-size="12pt" fo:font-weight="bold" officeooo:rsid="000ddfec" officeooo:paragraph-rsid="00396533" style:font-size-asian="12pt" style:font-weight-asian="bold" style:font-size-complex="12pt" style:font-weight-complex="bold"/>
    </style:style>
    <style:style style:name="P42" style:family="paragraph" style:parent-style-name="Preformatted_20_Text">
      <style:paragraph-properties fo:text-align="justify" style:justify-single-word="false"/>
      <style:text-properties fo:font-size="12pt" fo:font-weight="bold" officeooo:rsid="000ddfec" officeooo:paragraph-rsid="0039c7fa" style:font-size-asian="12pt" style:font-weight-asian="bold" style:font-size-complex="12pt" style:font-weight-complex="bold"/>
    </style:style>
    <style:style style:name="P43" style:family="paragraph" style:parent-style-name="Preformatted_20_Text">
      <style:paragraph-properties fo:text-align="justify" style:justify-single-word="false"/>
      <style:text-properties fo:font-size="12pt" fo:font-weight="bold" officeooo:rsid="000ddfec" officeooo:paragraph-rsid="003e059c" style:font-size-asian="12pt" style:font-weight-asian="bold" style:font-size-complex="12pt" style:font-weight-complex="bold"/>
    </style:style>
    <style:style style:name="P44" style:family="paragraph" style:parent-style-name="Preformatted_20_Text">
      <style:paragraph-properties fo:text-align="justify" style:justify-single-word="false"/>
      <style:text-properties fo:font-size="12pt" fo:font-weight="bold" officeooo:rsid="000ddfec" officeooo:paragraph-rsid="003e0dd7" style:font-size-asian="12pt" style:font-weight-asian="bold" style:font-size-complex="12pt" style:font-weight-complex="bold"/>
    </style:style>
    <style:style style:name="P45" style:family="paragraph" style:parent-style-name="Preformatted_20_Text">
      <style:paragraph-properties fo:text-align="justify" style:justify-single-word="false"/>
      <style:text-properties fo:font-size="12pt" fo:font-weight="bold" officeooo:rsid="000ddfec" officeooo:paragraph-rsid="0044128b" style:font-size-asian="12pt" style:font-weight-asian="bold" style:font-size-complex="12pt" style:font-weight-complex="bold"/>
    </style:style>
    <style:style style:name="P46" style:family="paragraph" style:parent-style-name="Preformatted_20_Text">
      <style:paragraph-properties fo:text-align="justify" style:justify-single-word="false"/>
      <style:text-properties fo:font-size="12pt" fo:font-weight="bold" officeooo:rsid="000ddfec" officeooo:paragraph-rsid="0044ca88" style:font-size-asian="12pt" style:font-weight-asian="bold" style:font-size-complex="12pt" style:font-weight-complex="bold"/>
    </style:style>
    <style:style style:name="P47" style:family="paragraph" style:parent-style-name="Preformatted_20_Text">
      <style:paragraph-properties fo:text-align="justify" style:justify-single-word="false"/>
      <style:text-properties fo:font-size="12pt" fo:font-weight="bold" officeooo:rsid="000ddfec" officeooo:paragraph-rsid="004477c3" style:font-size-asian="12pt" style:font-weight-asian="bold" style:font-size-complex="12pt" style:font-weight-complex="bold"/>
    </style:style>
    <style:style style:name="P48" style:family="paragraph" style:parent-style-name="Preformatted_20_Text">
      <style:paragraph-properties fo:text-align="justify" style:justify-single-word="false"/>
      <style:text-properties fo:font-size="12pt" fo:font-weight="bold" officeooo:rsid="000ddfec" officeooo:paragraph-rsid="0046bf58" style:font-size-asian="12pt" style:font-weight-asian="bold" style:font-size-complex="12pt" style:font-weight-complex="bold"/>
    </style:style>
    <style:style style:name="P49" style:family="paragraph" style:parent-style-name="Preformatted_20_Text">
      <style:paragraph-properties fo:text-align="justify" style:justify-single-word="false"/>
      <style:text-properties fo:font-size="12pt" fo:font-weight="bold" officeooo:rsid="000ddfec" officeooo:paragraph-rsid="0049aece" style:font-size-asian="12pt" style:font-weight-asian="bold" style:font-size-complex="12pt" style:font-weight-complex="bold"/>
    </style:style>
    <style:style style:name="P50" style:family="paragraph" style:parent-style-name="Preformatted_20_Text">
      <style:paragraph-properties fo:text-align="justify" style:justify-single-word="false"/>
      <style:text-properties fo:font-size="12pt" fo:font-weight="bold" officeooo:rsid="000ddfec" officeooo:paragraph-rsid="005e0ad8" style:font-size-asian="12pt" style:font-weight-asian="bold" style:font-size-complex="12pt" style:font-weight-complex="bold"/>
    </style:style>
    <style:style style:name="P51" style:family="paragraph" style:parent-style-name="Preformatted_20_Text">
      <style:paragraph-properties fo:text-align="start" style:justify-single-word="false"/>
      <style:text-properties fo:font-size="12pt" fo:font-weight="bold" officeooo:rsid="000ddfec" officeooo:paragraph-rsid="00344edf" style:font-size-asian="12pt" style:font-weight-asian="bold" style:font-size-complex="12pt" style:font-weight-complex="bold"/>
    </style:style>
    <style:style style:name="P52" style:family="paragraph" style:parent-style-name="Preformatted_20_Text">
      <style:text-properties fo:font-size="12pt" fo:font-weight="bold" officeooo:rsid="00220afd" officeooo:paragraph-rsid="00220afd" style:font-size-asian="12pt" style:font-weight-asian="bold" style:font-size-complex="12pt" style:font-weight-complex="bold"/>
    </style:style>
    <style:style style:name="P53" style:family="paragraph" style:parent-style-name="Preformatted_20_Text">
      <style:text-properties fo:font-size="12pt" fo:font-weight="bold" officeooo:rsid="00220afd" officeooo:paragraph-rsid="002326a5" style:font-size-asian="12pt" style:font-weight-asian="bold" style:font-size-complex="12pt" style:font-weight-complex="bold"/>
    </style:style>
    <style:style style:name="P54" style:family="paragraph" style:parent-style-name="Preformatted_20_Text">
      <style:text-properties fo:font-size="12pt" fo:font-weight="bold" officeooo:rsid="000a2656" officeooo:paragraph-rsid="000a2656" style:font-size-asian="12pt" style:font-weight-asian="bold" style:font-size-complex="12pt" style:font-weight-complex="bold"/>
    </style:style>
    <style:style style:name="P55" style:family="paragraph" style:parent-style-name="Preformatted_20_Text">
      <style:paragraph-properties fo:text-align="justify" style:justify-single-word="false"/>
      <style:text-properties fo:font-size="12pt" fo:font-weight="bold" officeooo:rsid="000a2656" officeooo:paragraph-rsid="0044dcdb" style:font-size-asian="12pt" style:font-weight-asian="bold" style:font-size-complex="12pt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size="12pt" fo:font-weight="bold" officeooo:rsid="0032a488" officeooo:paragraph-rsid="0032a488" style:font-size-asian="12pt" style:font-weight-asian="bold" style:font-size-complex="12pt" style:font-weight-complex="bold"/>
    </style:style>
    <style:style style:name="P57" style:family="paragraph" style:parent-style-name="Preformatted_20_Text">
      <style:paragraph-properties fo:text-align="justify" style:justify-single-word="false"/>
      <style:text-properties fo:font-size="12pt" fo:font-weight="bold" officeooo:rsid="0032a488" officeooo:paragraph-rsid="0032a488" style:font-size-asian="12pt" style:font-weight-asian="bold" style:font-size-complex="12pt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size="12pt" fo:font-weight="bold" officeooo:rsid="0051ba35" officeooo:paragraph-rsid="0051ba35" style:font-size-asian="12pt" style:font-weight-asian="bold" style:font-size-complex="12pt" style:font-weight-complex="bold"/>
    </style:style>
    <style:style style:name="P59" style:family="paragraph" style:parent-style-name="Preformatted_20_Text">
      <style:paragraph-properties fo:text-align="justify" style:justify-single-word="false"/>
      <style:text-properties fo:font-size="12pt" fo:font-weight="bold" officeooo:rsid="0051ba35" officeooo:paragraph-rsid="0051ba35" style:font-size-asian="12pt" style:font-weight-asian="bold" style:font-size-complex="12pt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size="12pt" fo:font-weight="bold" officeooo:rsid="00521199" officeooo:paragraph-rsid="00521199" style:font-size-asian="12pt" style:font-weight-asian="bold" style:font-size-complex="12pt" style:font-weight-complex="bold"/>
    </style:style>
    <style:style style:name="P61" style:family="paragraph" style:parent-style-name="Preformatted_20_Text">
      <style:paragraph-properties fo:text-align="justify" style:justify-single-word="false"/>
      <style:text-properties fo:font-size="12pt" fo:font-weight="bold" officeooo:rsid="004cd2f6" officeooo:paragraph-rsid="004e2dc4" style:font-size-asian="12pt" style:font-weight-asian="bold" style:font-size-complex="12pt" style:font-weight-complex="bold"/>
    </style:style>
    <style:style style:name="P62" style:family="paragraph" style:parent-style-name="Preformatted_20_Text">
      <style:paragraph-properties fo:text-align="justify" style:justify-single-word="false"/>
      <style:text-properties fo:font-size="12pt" fo:font-weight="bold" officeooo:rsid="004cd2f6" officeooo:paragraph-rsid="005e0ad8" style:font-size-asian="12pt" style:font-weight-asian="bold" style:font-size-complex="12pt" style:font-weight-complex="bold"/>
    </style:style>
    <style:style style:name="P63" style:family="paragraph" style:parent-style-name="Preformatted_20_Text">
      <style:paragraph-properties fo:text-align="justify" style:justify-single-word="false"/>
      <style:text-properties fo:font-size="12pt" fo:font-weight="bold" officeooo:rsid="00668520" officeooo:paragraph-rsid="00668520" style:font-size-asian="12pt" style:font-weight-asian="bold" style:font-size-complex="12pt" style:font-weight-complex="bold"/>
    </style:style>
    <style:style style:name="P64" style:family="paragraph" style:parent-style-name="Preformatted_20_Text">
      <style:paragraph-properties fo:text-align="justify" style:justify-single-word="false"/>
      <style:text-properties fo:font-size="12pt" fo:font-weight="normal" officeooo:rsid="00521199" officeooo:paragraph-rsid="00521199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size="12pt" officeooo:rsid="000a2656" officeooo:paragraph-rsid="000a2656" style:font-size-asian="12pt" style:font-size-complex="12pt"/>
    </style:style>
    <style:style style:name="P66" style:family="paragraph" style:parent-style-name="Standard">
      <style:paragraph-properties fo:text-align="center" style:justify-single-word="false"/>
      <style:text-properties fo:font-size="12pt" fo:font-weight="bold" officeooo:rsid="00220afd" officeooo:paragraph-rsid="00220afd" style:font-size-asian="12pt" style:font-weight-asian="bold" style:font-size-complex="12pt" style:font-weight-complex="bold"/>
    </style:style>
    <style:style style:name="P67" style:family="paragraph" style:parent-style-name="Standard">
      <style:text-properties fo:font-size="12pt" fo:font-weight="bold" officeooo:rsid="00220afd" officeooo:paragraph-rsid="00220afd" style:font-size-asian="12pt" style:font-weight-asian="bold" style:font-size-complex="12pt" style:font-weight-complex="bold"/>
    </style:style>
    <style:style style:name="P68" style:family="paragraph" style:parent-style-name="Standard">
      <style:text-properties fo:font-size="12pt" fo:font-weight="bold" officeooo:rsid="000a2656" officeooo:paragraph-rsid="000a2656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ize="12pt" fo:font-weight="bold" officeooo:rsid="000a2656" officeooo:paragraph-rsid="000a2656" style:font-size-asian="12pt" style:font-weight-asian="bold" style:font-size-complex="12pt" style:font-weight-complex="bold"/>
    </style:style>
    <style:style style:name="P70" style:family="paragraph" style:parent-style-name="Standard">
      <style:text-properties fo:font-size="12pt" fo:font-weight="bold" officeooo:rsid="00104f26" officeooo:paragraph-rsid="00104f26" style:font-size-asian="12pt" style:font-weight-asian="bold" style:font-size-complex="12pt" style:font-weight-complex="bold"/>
    </style:style>
    <style:style style:name="P71" style:family="paragraph" style:parent-style-name="Standard">
      <style:text-properties fo:font-size="12pt" fo:font-weight="bold" officeooo:rsid="0013a8d4" officeooo:paragraph-rsid="0013a8d4" style:font-size-asian="12pt" style:font-weight-asian="bold" style:font-size-complex="12pt" style:font-weight-complex="bold"/>
    </style:style>
    <style:style style:name="P7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3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rsid="00668520" officeooo:paragraph-rsid="00668520" fo:background-color="#1e1e1e" style:font-size-asian="12pt" style:font-weight-asian="bold" style:font-size-complex="12pt" style:font-weight-complex="bold"/>
    </style:style>
    <style:style style:name="P74" style:family="paragraph" style:parent-style-name="Standard">
      <style:paragraph-properties style:line-height-at-least="0.503cm"/>
    </style:style>
    <style:style style:name="P75" style:family="paragraph" style:parent-style-name="Preformatted_20_Text">
      <style:paragraph-properties fo:text-align="center" style:justify-single-word="false" fo:break-before="page"/>
      <style:text-properties fo:font-size="12pt" fo:font-weight="bold" officeooo:rsid="000ddfec" officeooo:paragraph-rsid="004477c3" style:font-size-asian="12pt" style:font-weight-asian="bold" style:font-size-complex="12pt" style:font-weight-complex="bold"/>
    </style:style>
    <style:style style:name="P76" style:family="paragraph" style:parent-style-name="Preformatted_20_Text">
      <style:paragraph-properties fo:text-align="justify" style:justify-single-word="false" fo:break-before="page"/>
      <style:text-properties fo:font-size="12pt" fo:font-weight="bold" officeooo:rsid="0051ba35" officeooo:paragraph-rsid="0051ba35" style:font-size-asian="12pt" style:font-weight-asian="bold" style:font-size-complex="12pt" style:font-weight-complex="bold"/>
    </style:style>
    <style:style style:name="T1" style:family="text">
      <style:text-properties officeooo:rsid="000f6065"/>
    </style:style>
    <style:style style:name="T2" style:family="text">
      <style:text-properties officeooo:rsid="0010141c"/>
    </style:style>
    <style:style style:name="T3" style:family="text">
      <style:text-properties officeooo:rsid="00104f26"/>
    </style:style>
    <style:style style:name="T4" style:family="text">
      <style:text-properties officeooo:rsid="001bed26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c0acd" style:font-size-asian="12pt" style:font-size-complex="12pt"/>
    </style:style>
    <style:style style:name="T7" style:family="text">
      <style:text-properties fo:font-size="12pt" officeooo:rsid="001bed26" style:font-size-asian="12pt" style:font-size-complex="12pt"/>
    </style:style>
    <style:style style:name="T8" style:family="text">
      <style:text-properties fo:font-size="12pt" officeooo:rsid="000f6065" style:font-size-asian="12pt" style:font-size-complex="12pt"/>
    </style:style>
    <style:style style:name="T9" style:family="text">
      <style:text-properties fo:font-size="12pt" officeooo:rsid="001d70f7" style:font-size-asian="12pt" style:font-size-complex="12pt"/>
    </style:style>
    <style:style style:name="T10" style:family="text">
      <style:text-properties fo:font-size="12pt" officeooo:rsid="0010141c" style:font-size-asian="12pt" style:font-size-complex="12pt"/>
    </style:style>
    <style:style style:name="T11" style:family="text">
      <style:text-properties fo:font-size="12pt" officeooo:rsid="001e272f" style:font-size-asian="12pt" style:font-size-complex="12pt"/>
    </style:style>
    <style:style style:name="T12" style:family="text">
      <style:text-properties fo:font-size="12pt" officeooo:rsid="001f021f" style:font-size-asian="12pt" style:font-size-complex="12pt"/>
    </style:style>
    <style:style style:name="T13" style:family="text">
      <style:text-properties fo:font-size="12pt" officeooo:rsid="00205366" style:font-size-asian="12pt" style:font-size-complex="12pt"/>
    </style:style>
    <style:style style:name="T14" style:family="text">
      <style:text-properties fo:font-size="12pt" officeooo:rsid="002355ae" style:font-size-asian="12pt" style:font-size-complex="12pt"/>
    </style:style>
    <style:style style:name="T15" style:family="text">
      <style:text-properties fo:font-size="12pt" officeooo:rsid="0023ef30" style:font-size-asian="12pt" style:font-size-complex="12pt"/>
    </style:style>
    <style:style style:name="T16" style:family="text">
      <style:text-properties fo:font-size="12pt" officeooo:rsid="0025bab5" style:font-size-asian="12pt" style:font-size-complex="12pt"/>
    </style:style>
    <style:style style:name="T17" style:family="text">
      <style:text-properties fo:font-size="12pt" officeooo:rsid="002a103d" style:font-size-asian="12pt" style:font-size-complex="12pt"/>
    </style:style>
    <style:style style:name="T18" style:family="text">
      <style:text-properties fo:font-size="12pt" officeooo:rsid="0032a488" style:font-size-asian="12pt" style:font-size-complex="12pt"/>
    </style:style>
    <style:style style:name="T19" style:family="text">
      <style:text-properties fo:font-size="12pt" officeooo:rsid="0033adf0" style:font-size-asian="12pt" style:font-size-complex="12pt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1603de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15e82c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17ea02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15fad9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15526a" style:font-size-asian="12pt" style:font-weight-asian="bold" style:font-size-complex="12pt" style:font-weight-complex="bold"/>
    </style:style>
    <style:style style:name="T26" style:family="text">
      <style:text-properties officeooo:rsid="002355ae"/>
    </style:style>
    <style:style style:name="T27" style:family="text">
      <style:text-properties officeooo:rsid="00289f0d"/>
    </style:style>
    <style:style style:name="T28" style:family="text">
      <style:text-properties officeooo:rsid="0028e57e"/>
    </style:style>
    <style:style style:name="T29" style:family="text">
      <style:text-properties officeooo:rsid="002e2cf7"/>
    </style:style>
    <style:style style:name="T30" style:family="text">
      <style:text-properties officeooo:rsid="0039c7fa"/>
    </style:style>
    <style:style style:name="T31" style:family="text">
      <style:text-properties officeooo:rsid="0044128b"/>
    </style:style>
    <style:style style:name="T32" style:family="text">
      <style:text-properties officeooo:rsid="004477c3"/>
    </style:style>
    <style:style style:name="T33" style:family="text">
      <style:text-properties officeooo:rsid="0044ca88"/>
    </style:style>
    <style:style style:name="T34" style:family="text">
      <style:text-properties officeooo:rsid="0044dcdb"/>
    </style:style>
    <style:style style:name="T35" style:family="text">
      <style:text-properties officeooo:rsid="0049aece"/>
    </style:style>
    <style:style style:name="T36" style:family="text">
      <style:text-properties officeooo:rsid="004f68ac"/>
    </style:style>
    <style:style style:name="T37" style:family="text">
      <style:text-properties officeooo:rsid="005e0ad8"/>
    </style:style>
    <style:style style:name="T38" style:family="text">
      <style:text-properties officeooo:rsid="0061a951"/>
    </style:style>
    <style:style style:name="T39" style:family="text">
      <style:text-properties fo:color="#569cd6"/>
    </style:style>
    <style:style style:name="T40" style:family="text">
      <style:text-properties fo:color="#9cdcfe"/>
    </style:style>
    <style:style style:name="T41" style:family="text">
      <style:text-properties fo:color="#b5cea8"/>
    </style:style>
    <style:style style:name="T42" style:family="text">
      <style:text-properties fo:color="#6a9955"/>
    </style:style>
    <style:style style:name="T43" style:family="text">
      <style:text-properties officeooo:rsid="00698b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  <text:p text:style-name="P66">Package creation</text:p>
      <text:p text:style-name="P67"/>
      <text:p text:style-name="P52">cd ~/catkin_ws/src</text:p>
      <text:p text:style-name="P52">catkin_create_pkg beginner_tutorials std_msgs rospy roscpp</text:p>
      <text:p text:style-name="P53">cd ~/catkin_ws/</text:p>
      <text:p text:style-name="P54">catkin_make</text:p>
      <text:p text:style-name="P68"/>
      <text:p text:style-name="P68"/>
      <text:p text:style-name="P69"><text:span text:style-name="T26">Lab</text:span> 1</text:p>
      <text:p text:style-name="P68"/>
      <text:p text:style-name="P70">Manual</text:p>
      <text:p text:style-name="P68">roscore</text:p>
      <text:p text:style-name="P68">rosrun turtlesim turtlesim_node</text:p>
      <text:p text:style-name="P68">rosrun turtlesim turtle_teleop_key</text:p>
      <text:p text:style-name="P68">q</text:p>
      <text:p text:style-name="P54">rostopic pub /turtle1/cmd_vel geometry_msgs/Twist -r 1 -- '[2.0, 0.0, 0.0]' '[0.0, 0.0, -1.8]'</text:p>
      <text:p text:style-name="P54"/>
      <text:p text:style-name="P32"><text:span text:style-name="T26">L</text:span>aunching python bot program:</text:p>
      <text:p text:style-name="P4"><text:span text:style-name="Source_20_Text"><text:span text:style-name="T20">source ~/catkin_ws/devel/setup.bash</text:span></text:span></text:p>
      <text:p text:style-name="P4"><text:span text:style-name="Source_20_Text"><text:span text:style-name="T20"/></text:span></text:p>
      <text:p text:style-name="P32">---Don't forget to make your node executable: </text:p>
      <text:p text:style-name="P32"/>
      <text:p text:style-name="P32">chmod u+x ~/catkin_ws/src/<text:span text:style-name="T2">lab1</text:span>/src/<text:span text:style-name="T2">spin</text:span>.py</text:p>
      <text:p text:style-name="P32"/>
      <text:p text:style-name="P32">---</text:p>
      <text:p text:style-name="P32"/>
      <text:p text:style-name="P32">roscore</text:p>
      <text:p text:style-name="P32">rosrun turtlesim turtlesim_node</text:p>
      <text:p text:style-name="P32">rosrun <text:span text:style-name="T1">lab1</text:span> <text:span text:style-name="T1">spin</text:span>.py</text:p>
      <text:p text:style-name="P32"/>
      <text:p text:style-name="P69"><text:span text:style-name="T26">Lab</text:span> <text:span text:style-name="T3">2</text:span></text:p>
      <text:p text:style-name="P68"/>
      <text:p text:style-name="P71">Manual</text:p>
      <text:p text:style-name="P5"><text:span text:style-name="Source_20_Text"><text:span text:style-name="T20">source ~/catkin_ws/devel/setup.bash</text:span></text:span></text:p>
      <text:p text:style-name="P1"><text:span text:style-name="Source_20_Text"><text:span text:style-name="T20">export TURTLEBOT3_MODEL=burger</text:span></text:span></text:p>
      <text:p text:style-name="P68">roslaunch turtlebot3_gazebo turtlebot3_empty_world.launch</text:p>
      <text:p text:style-name="P68"/>
      <text:p text:style-name="P1"><text:span text:style-name="Source_20_Text"><text:span text:style-name="T20">rostopic pub -r 10 /cmd_vel geometry_msgs/Twist <text:s/>'{linear: <text:s/>{x: </text:span></text:span><text:span text:style-name="Source_20_Text"><text:span text:style-name="T21">0</text:span></text:span><text:span text:style-name="Source_20_Text"><text:span text:style-name="T20">.</text:span></text:span><text:span text:style-name="Source_20_Text"><text:span text:style-name="T21">5</text:span></text:span><text:span text:style-name="Source_20_Text"><text:span text:style-name="T20">, y: 0.0, z: 0.0}, angular: {x: </text:span></text:span><text:span text:style-name="Source_20_Text"><text:span text:style-name="T22">0</text:span></text:span><text:span text:style-name="Source_20_Text"><text:span text:style-name="T20">.0,y: 0.0,z: </text:span></text:span><text:span text:style-name="Source_20_Text"><text:span text:style-name="T23">1.0</text:span></text:span><text:span text:style-name="Source_20_Text"><text:span text:style-name="T20">}}'</text:span></text:span></text:p>
      <text:p text:style-name="P68"/>
      <text:p text:style-name="P2"><text:span text:style-name="Source_20_Text"><text:span text:style-name="T20">rostopic pub -r 10 /cmd_vel geometry_msgs/Twist <text:s/>'{linear: <text:s/>{x: </text:span></text:span><text:span text:style-name="Source_20_Text"><text:span text:style-name="T24">0</text:span></text:span><text:span text:style-name="Source_20_Text"><text:span text:style-name="T20">.0, y: 0.0, z: 0.0}, angular: {x: </text:span></text:span><text:span text:style-name="Source_20_Text"><text:span text:style-name="T22">0</text:span></text:span><text:span text:style-name="Source_20_Text"><text:span text:style-name="T20">.0,y: 0.0,z: </text:span></text:span><text:span text:style-name="Source_20_Text"><text:span text:style-name="T25">0.0</text:span></text:span><text:span text:style-name="Source_20_Text"><text:span text:style-name="T20">}}'</text:span></text:span></text:p>
      <text:p text:style-name="P2"><text:span text:style-name="Source_20_Text"><text:span text:style-name="T20"/></text:span></text:p>
      <text:p text:style-name="P7"><text:span text:style-name="Source_20_Text"><text:span text:style-name="T20">launching python bot program:</text:span></text:span></text:p>
      <text:p text:style-name="P6"><text:span text:style-name="Source_20_Text"><text:span text:style-name="T20"/></text:span></text:p>
      <text:p text:style-name="P33">---Don't forget to make your node executable: </text:p>
      <text:p text:style-name="P33"/>
      <text:p text:style-name="P33">chmod u+x ~/catkin_ws/src/<text:span text:style-name="T4">lab1_2</text:span>/src/<text:span text:style-name="T2">spin_gazebo</text:span>.py</text:p>
      <text:p text:style-name="P33"/>
      <text:p text:style-name="P33">---</text:p>
      <text:p text:style-name="P33"/>
      <text:p text:style-name="P8"><text:soft-page-break/><text:span text:style-name="Source_20_Text"><text:span text:style-name="T20">source ~/catkin_ws/devel/setup.bash</text:span></text:span></text:p>
      <text:p text:style-name="P8"><text:span text:style-name="Source_20_Text"><text:span text:style-name="T20"/></text:span></text:p>
      <text:p text:style-name="P9"><text:span text:style-name="Source_20_Text"><text:span text:style-name="T5">rosrun </text:span></text:span><text:span text:style-name="Source_20_Text"><text:span text:style-name="T7">lab1_2</text:span></text:span><text:span text:style-name="Source_20_Text"><text:span text:style-name="T5"> </text:span></text:span><text:span text:style-name="Source_20_Text"><text:span text:style-name="T8">spin_gazebo</text:span></text:span><text:span text:style-name="Source_20_Text"><text:span text:style-name="T5">.py</text:span></text:span></text:p>
      <text:p text:style-name="P9"><text:span text:style-name="Source_20_Text"><text:span text:style-name="T5"/></text:span></text:p>
      <text:p text:style-name="P10"><text:span text:style-name="Source_20_Text"><text:span text:style-name="T6">Lab 3</text:span></text:span></text:p>
      <text:p text:style-name="P16"><text:span text:style-name="Source_20_Text"><text:span text:style-name="T5"/></text:span></text:p>
      <text:p text:style-name="P25"><text:span text:style-name="Source_20_Text"><text:span text:style-name="T5">chmod u+x ~/catkin_ws/src/</text:span></text:span><text:span text:style-name="Source_20_Text"><text:span text:style-name="T7">lab3</text:span></text:span><text:span text:style-name="Source_20_Text"><text:span text:style-name="T5">/src/</text:span></text:span><text:span text:style-name="Source_20_Text"><text:span text:style-name="T6">obstacle_av</text:span></text:span><text:span text:style-name="Source_20_Text"><text:span text:style-name="T5">.py</text:span></text:span></text:p>
      <text:p text:style-name="P25"><text:span text:style-name="Source_20_Text"><text:span text:style-name="T5"/></text:span></text:p>
      <text:p text:style-name="P11"><text:span text:style-name="Source_20_Text"><text:span text:style-name="T9">Lab 4</text:span></text:span></text:p>
      <text:p text:style-name="P11"><text:span text:style-name="Source_20_Text"><text:span text:style-name="T5"/></text:span></text:p>
      <text:p text:style-name="P26"><text:span text:style-name="Source_20_Text"><text:span text:style-name="T5">chmod u+x ~/catkin_ws/src/</text:span></text:span><text:span text:style-name="Source_20_Text"><text:span text:style-name="T10">lab3</text:span></text:span><text:span text:style-name="Source_20_Text"><text:span text:style-name="T5">/src/</text:span></text:span><text:span text:style-name="Source_20_Text"><text:span text:style-name="T9">get_to_the_point</text:span></text:span><text:span text:style-name="Source_20_Text"><text:span text:style-name="T5">.py</text:span></text:span></text:p>
      <text:p text:style-name="P26"><text:span text:style-name="Source_20_Text"><text:span text:style-name="T5">bebop</text:span></text:span></text:p>
      <text:p text:style-name="P26"><text:span text:style-name="Source_20_Text"><text:span text:style-name="T5"/></text:span></text:p>
      <text:p text:style-name="P26"><text:span text:style-name="Source_20_Text"><text:span text:style-name="T5"/></text:span></text:p>
      <text:p text:style-name="P12"><text:span text:style-name="Source_20_Text"><text:span text:style-name="T11">Lab 5</text:span></text:span></text:p>
      <text:p text:style-name="P12"><text:span text:style-name="Source_20_Text"><text:span text:style-name="T5"/></text:span></text:p>
      <text:p text:style-name="P27"><text:span text:style-name="Source_20_Text"><text:span text:style-name="T5">chmod u+x ~/catkin_ws/src/</text:span></text:span><text:span text:style-name="Source_20_Text"><text:span text:style-name="T7">lab4</text:span></text:span><text:span text:style-name="Source_20_Text"><text:span text:style-name="T5">/src/</text:span></text:span><text:span text:style-name="Source_20_Text"><text:span text:style-name="T11">move_sub</text:span></text:span><text:span text:style-name="Source_20_Text"><text:span text:style-name="T5">.py</text:span></text:span></text:p>
      <text:p text:style-name="P27"><text:span text:style-name="Source_20_Text"><text:span text:style-name="T5"/></text:span></text:p>
      <text:p text:style-name="P27"><text:span text:style-name="Source_20_Text"><text:span text:style-name="T5">chmod u+x ~/catkin_ws/src/</text:span></text:span><text:span text:style-name="Source_20_Text"><text:span text:style-name="T7">lab4</text:span></text:span><text:span text:style-name="Source_20_Text"><text:span text:style-name="T5">/src/</text:span></text:span><text:span text:style-name="Source_20_Text"><text:span text:style-name="T11">Publisher</text:span></text:span><text:span text:style-name="Source_20_Text"><text:span text:style-name="T5">.py</text:span></text:span></text:p>
      <text:p text:style-name="P27"><text:span text:style-name="Source_20_Text"><text:span text:style-name="T5"/></text:span></text:p>
      <text:p text:style-name="P13"><text:span text:style-name="Source_20_Text"><text:span text:style-name="T12">Lab 6</text:span></text:span></text:p>
      <text:p text:style-name="P28"><text:span text:style-name="Source_20_Text"><text:span text:style-name="T5"/></text:span></text:p>
      <text:p text:style-name="P18"><text:span text:style-name="Source_20_Text"><text:span text:style-name="T5">source ~/catkin_ws/devel/setup.bash</text:span></text:span></text:p>
      <text:p text:style-name="P18"><text:span text:style-name="Source_20_Text"><text:span text:style-name="T20"/></text:span></text:p>
      <text:p text:style-name="P3"><text:span text:style-name="Source_20_Text"><text:span text:style-name="T20">export TURTLEBOT3_MODEL=burger</text:span></text:span></text:p>
      <text:p text:style-name="P3"><text:span text:style-name="Source_20_Text"><text:span text:style-name="T20">bebop</text:span></text:span></text:p>
      <text:p text:style-name="Standard"><text:span text:style-name="Source_20_Text"><text:span text:style-name="T20">roslaunch turtlebot3_gazebo turtlebot3_empty_world.launch</text:span></text:span></text:p>
      <text:p text:style-name="Standard"><text:span text:style-name="Source_20_Text"><text:span text:style-name="T20"/></text:span></text:p>
      <text:p text:style-name="P18"><text:span text:style-name="Source_20_Text"><text:span text:style-name="T5">rosrun lab</text:span></text:span><text:span text:style-name="Source_20_Text"><text:span text:style-name="T13">6</text:span></text:span><text:span text:style-name="Source_20_Text"><text:span text:style-name="T5"> </text:span></text:span><text:span text:style-name="Source_20_Text"><text:span text:style-name="T13">mvoe_sub</text:span></text:span><text:span text:style-name="Source_20_Text"><text:span text:style-name="T5">.py</text:span></text:span></text:p>
      <text:p text:style-name="P18"><text:span text:style-name="Source_20_Text"><text:span text:style-name="T20"/></text:span></text:p>
      <text:p text:style-name="P18"><text:span text:style-name="Source_20_Text"><text:span text:style-name="T5">rosrun lab</text:span></text:span><text:span text:style-name="Source_20_Text"><text:span text:style-name="T13">6</text:span></text:span><text:span text:style-name="Source_20_Text"><text:span text:style-name="T5"> </text:span></text:span><text:span text:style-name="Source_20_Text"><text:span text:style-name="T13">Publisher</text:span></text:span><text:span text:style-name="Source_20_Text"><text:span text:style-name="T5">.py</text:span></text:span></text:p>
      <text:p text:style-name="P18"><text:span text:style-name="Source_20_Text"><text:span text:style-name="T5"/></text:span></text:p>
      <text:p text:style-name="P13"><text:span text:style-name="Source_20_Text"><text:span text:style-name="T12">Lab 7</text:span></text:span></text:p>
      <text:p text:style-name="P17"><text:span text:style-name="Source_20_Text"><text:span text:style-name="T5"/></text:span></text:p>
      <text:p text:style-name="P17"><text:span text:style-name="Source_20_Text"><text:span text:style-name="T5">source ~/catkin_ws/devel/setup.bash</text:span></text:span></text:p>
      <text:p text:style-name="P17"><text:span text:style-name="Source_20_Text"><text:span text:style-name="T5"/></text:span></text:p>
      <text:p text:style-name="P17"><text:span text:style-name="Source_20_Text"><text:span text:style-name="T5">roslaunch sjtu_drone ardrone_simulation.launch</text:span></text:span></text:p>
      <text:p text:style-name="P17"><text:span text:style-name="Source_20_Text"><text:span text:style-name="T5"/></text:span></text:p>
      <text:p text:style-name="P17"><text:span text:style-name="Source_20_Text"><text:span text:style-name="T5">rosrun lab7 drone_simu.py</text:span></text:span></text:p>
      <text:p text:style-name="P17"><text:span text:style-name="Source_20_Text"><text:span text:style-name="T5"/></text:span></text:p>
      <text:p text:style-name="P14"><text:span text:style-name="Source_20_Text"><text:span text:style-name="T14">Lab 8</text:span></text:span></text:p>
      <text:p text:style-name="P19"><text:span text:style-name="Source_20_Text"><text:span text:style-name="T14"/></text:span></text:p>
      <text:p text:style-name="P19"><text:span text:style-name="Source_20_Text"><text:span text:style-name="T5">chmod u+x ~/catkin_ws/src/</text:span></text:span><text:span text:style-name="Source_20_Text"><text:span text:style-name="T7">lab</text:span></text:span><text:span text:style-name="Source_20_Text"><text:span text:style-name="T14">8</text:span></text:span><text:span text:style-name="Source_20_Text"><text:span text:style-name="T5">/src/</text:span></text:span><text:span text:style-name="Source_20_Text"><text:span text:style-name="T14">drone_pid</text:span></text:span><text:span text:style-name="Source_20_Text"><text:span text:style-name="T5">.py</text:span></text:span></text:p>
      <text:p text:style-name="P19"><text:span text:style-name="Source_20_Text"><text:span text:style-name="T5"/></text:span></text:p>
      <text:p text:style-name="P20"><text:span text:style-name="Source_20_Text"><text:span text:style-name="T5">source ~/catkin_ws/devel/setup.bash</text:span></text:span></text:p>
      <text:p text:style-name="P20"><text:span text:style-name="Source_20_Text"><text:span text:style-name="T5"/></text:span></text:p>
      <text:p text:style-name="P20"><text:span text:style-name="Source_20_Text"><text:span text:style-name="T5">roslaunch sjtu_drone ardrone_simulation.launch</text:span></text:span></text:p>
      <text:p text:style-name="P20"><text:span text:style-name="Source_20_Text"><text:span text:style-name="T5"/></text:span></text:p>
      <text:p text:style-name="P20"><text:span text:style-name="Source_20_Text"><text:span text:style-name="T5">rosrun lab</text:span></text:span><text:span text:style-name="Source_20_Text"><text:span text:style-name="T15">8</text:span></text:span><text:span text:style-name="Source_20_Text"><text:span text:style-name="T5"> drone_</text:span></text:span><text:span text:style-name="Source_20_Text"><text:span text:style-name="T15">pid</text:span></text:span><text:span text:style-name="Source_20_Text"><text:span text:style-name="T5">.py</text:span></text:span></text:p>
      <text:p text:style-name="P20"><text:span text:style-name="Source_20_Text"><text:span text:style-name="T5"/></text:span></text:p>
      <text:p text:style-name="P20"><text:span text:style-name="Source_20_Text"><text:span text:style-name="T5"/></text:span></text:p>
      <text:p text:style-name="P20"><text:span text:style-name="Source_20_Text"><text:span text:style-name="T5"/></text:span></text:p>
      <text:p text:style-name="P20"><text:span text:style-name="Source_20_Text"><text:span text:style-name="T5"/></text:span></text:p>
      <text:p text:style-name="P15"><text:soft-page-break/><text:span text:style-name="Source_20_Text"><text:span text:style-name="T16">Lab 9</text:span></text:span></text:p>
      <text:p text:style-name="P15"><text:span text:style-name="Source_20_Text"><text:span text:style-name="T16"/></text:span></text:p>
      <text:p text:style-name="P29"><text:span text:style-name="Source_20_Text"><text:span text:style-name="T17">CHANGE FILE: ar_track_alvar/ar_track_alvar/</text:span></text:span><text:span text:style-name="Source_20_Text"><text:span text:style-name="T19">launch/</text:span></text:span><text:span text:style-name="Source_20_Text"><text:span text:style-name="T17">pr2_indiv_no_kinect.launch</text:span></text:span></text:p>
      <text:p text:style-name="P29"><text:span text:style-name="Source_20_Text"><text:span text:style-name="T17"><text:tab/>&lt;arg name="cam_image_topic" default="/usb_cam/image_raw" /&gt;</text:span></text:span></text:p>
      <text:p text:style-name="P29"><text:span text:style-name="Source_20_Text"><text:span text:style-name="T17"><text:tab/>&lt;arg name="cam_info_topic" default="/usb_cam/camera_info" /&gt;</text:span></text:span></text:p>
      <text:p text:style-name="P29"><text:span text:style-name="Source_20_Text"><text:span text:style-name="T17"><text:tab/>&lt;arg name="output_frame" default="/usb_cam" /&gt;</text:span></text:span></text:p>
      <text:p text:style-name="P23"><text:span text:style-name="Source_20_Text"><text:span text:style-name="T17"/></text:span></text:p>
      <text:p text:style-name="P21"><text:span text:style-name="Source_20_Text"><text:span text:style-name="T16">catkin_create_pkg lab9 std_msgs rospy roscpp ar_track_alvar_msgs</text:span></text:span></text:p>
      <text:p text:style-name="P21"><text:span text:style-name="Source_20_Text"><text:span text:style-name="T5">chmod u+x ~/catkin_ws/src/</text:span></text:span><text:span text:style-name="Source_20_Text"><text:span text:style-name="T7">lab</text:span></text:span><text:span text:style-name="Source_20_Text"><text:span text:style-name="T16">9</text:span></text:span><text:span text:style-name="Source_20_Text"><text:span text:style-name="T5">/src/</text:span></text:span><text:span text:style-name="Source_20_Text"><text:span text:style-name="T16">marker_detect</text:span></text:span><text:span text:style-name="Source_20_Text"><text:span text:style-name="T5">.py</text:span></text:span></text:p>
      <text:p text:style-name="P21"><text:span text:style-name="Source_20_Text"><text:span text:style-name="T5"/></text:span></text:p>
      <text:p text:style-name="P37"><text:span text:style-name="Source_20_Text">rosrun camera_calibration cameracalibrator.</text:span><text:span text:style-name="Source_20_Text"><text:span text:style-name="T27">py</text:span></text:span><text:span text:style-name="Source_20_Text"> --size 8x6 --square 0.</text:span><text:span text:style-name="Source_20_Text"><text:span text:style-name="T27">025</text:span></text:span><text:span text:style-name="Source_20_Text"> image:=/usb_cam/image_raw camera:=/usb_cam</text:span></text:p>
      <text:p text:style-name="P37"><text:span text:style-name="Source_20_Text"><text:span text:style-name="T5"/></text:span></text:p>
      <text:p text:style-name="P22"><text:span text:style-name="Source_20_Text"><text:span text:style-name="T5">source ~/catkin_ws/devel/setup.bash</text:span></text:span></text:p>
      <text:p text:style-name="P35"><text:span text:style-name="Source_20_Text"><text:span text:style-name="T5">roslaunch usb_cam usb_cam-test.launch </text:span></text:span></text:p>
      <text:p text:style-name="P31">roslaunch ar_track_alvar pr2_indiv_no_kinect.launch</text:p>
      <text:p text:style-name="P31"/>
      <text:p text:style-name="P38"><text:span text:style-name="Source_20_Text"><text:span text:style-name="T29">#rostopic type /visualization_marker</text:span></text:span></text:p>
      <text:p text:style-name="P34"><text:span text:style-name="Source_20_Text">rosrun lab</text:span><text:span text:style-name="Source_20_Text"><text:span text:style-name="T28">9</text:span></text:span><text:span text:style-name="Source_20_Text"> </text:span><text:span text:style-name="Source_20_Text"><text:span text:style-name="T28">marker_detect</text:span></text:span><text:span text:style-name="Source_20_Text">.py</text:span></text:p>
      <text:p text:style-name="P34"><text:span text:style-name="Source_20_Text"/></text:p>
      <text:p text:style-name="P36"><text:span text:style-name="Source_20_Text"/></text:p>
      <text:p text:style-name="P56">Lab 10</text:p>
      <text:p text:style-name="P57"/>
      <text:p text:style-name="P30"><text:span text:style-name="Source_20_Text"><text:span text:style-name="T17">CHANGE FILE: </text:span></text:span></text:p>
      <text:p text:style-name="P30"><text:span text:style-name="Source_20_Text"><text:span text:style-name="T17"/></text:span></text:p>
      <text:p text:style-name="P30"><text:span text:style-name="Source_20_Text"><text:span text:style-name="T17">&lt;launch&gt;</text:span></text:span></text:p>
      <text:p text:style-name="P30"><text:span text:style-name="Source_20_Text"><text:span text:style-name="T17"><text:tab/>&lt;arg name="marker_size" default="8.0" /&gt;</text:span></text:span></text:p>
      <text:p text:style-name="P30"><text:span text:style-name="Source_20_Text"><text:span text:style-name="T17"><text:tab/>&lt;arg name="max_new_marker_error" default="0.08" /&gt;</text:span></text:span></text:p>
      <text:p text:style-name="P30"><text:span text:style-name="Source_20_Text"><text:span text:style-name="T17"><text:tab/>&lt;arg name="max_track_error" default="0.2" /&gt;</text:span></text:span></text:p>
      <text:p text:style-name="P30"><text:span text:style-name="Source_20_Text"><text:span text:style-name="T17"><text:tab/>&lt;arg name="cam_image_topic" default="/image_raw" /&gt;</text:span></text:span></text:p>
      <text:p text:style-name="P30"><text:span text:style-name="Source_20_Text"><text:span text:style-name="T17"><text:tab/>&lt;arg name="cam_info_topic" default="/camera_info" /&gt;</text:span></text:span></text:p>
      <text:p text:style-name="P30"><text:span text:style-name="Source_20_Text"><text:span text:style-name="T17"><text:tab/>&lt;arg name="output_frame" default="/camera_link" /&gt;</text:span></text:span></text:p>
      <text:p text:style-name="P30"><text:span text:style-name="Source_20_Text"><text:span text:style-name="T17"/></text:span></text:p>
      <text:p text:style-name="P30"><text:span text:style-name="Source_20_Text"><text:span text:style-name="T17"><text:tab/>&lt;node name="ar_track_alvar" pkg="ar_track_alvar"</text:span></text:span></text:p>
      <text:p text:style-name="P51"><text:span text:style-name="Source_20_Text"/></text:p>
      <text:p text:style-name="P24"><text:span text:style-name="Source_20_Text"><text:span text:style-name="T16">catkin_create_pkg lab</text:span></text:span><text:span text:style-name="Source_20_Text"><text:span text:style-name="T18">10</text:span></text:span><text:span text:style-name="Source_20_Text"><text:span text:style-name="T16"> std_msgs rospy roscpp ar_track_alvar_msgs</text:span></text:span></text:p>
      <text:p text:style-name="P44"><text:span text:style-name="Source_20_Text">chmod u+x ~/catkin_ws/src/</text:span><text:span text:style-name="Source_20_Text"><text:span text:style-name="T4">lab10</text:span></text:span><text:span text:style-name="Source_20_Text">/src/</text:span><text:span text:style-name="Source_20_Text"><text:span text:style-name="T30">marker_control.py</text:span></text:span></text:p>
      <text:p text:style-name="P44"><text:span text:style-name="Source_20_Text">chmod u+x ~/catkin_ws/src/</text:span><text:span text:style-name="Source_20_Text"><text:span text:style-name="T4">lab10</text:span></text:span><text:span text:style-name="Source_20_Text">/src/</text:span><text:span text:style-name="Source_20_Text"><text:span text:style-name="T30">drone_auto_control.py</text:span></text:span></text:p>
      <text:p text:style-name="P31"/>
      <text:p text:style-name="P40"><text:span text:style-name="Source_20_Text">source ~/catkin_ws/devel/setup.bash</text:span></text:p>
      <text:p text:style-name="P41"><text:span text:style-name="Source_20_Text">roslaunch sjtu_drone ardrone_simulation.launch</text:span></text:p>
      <text:p text:style-name="P41"><text:span text:style-name="Source_20_Text"/></text:p>
      <text:p text:style-name="P39"><text:span text:style-name="Source_20_Text">source ~/catkin_ws/devel/setup.bash</text:span></text:p>
      <text:p text:style-name="P31">roslaunch ar_track_alvar <text:s/>pr2_indiv_no_ki.launch</text:p>
      <text:p text:style-name="P31"/>
      <text:p text:style-name="P42"><text:span text:style-name="Source_20_Text">source ~/catkin_ws/devel/setup.bash</text:span></text:p>
      <text:p text:style-name="P42"><text:span text:style-name="Source_20_Text"><text:span text:style-name="T30">rosrun lab10 marker_control.py</text:span></text:span></text:p>
      <text:p text:style-name="P42"><text:span text:style-name="Source_20_Text"/></text:p>
      <text:p text:style-name="P43"><text:span text:style-name="Source_20_Text">source ~/catkin_ws/devel/setup.bash</text:span></text:p>
      <text:p text:style-name="P43"><text:span text:style-name="Source_20_Text"><text:span text:style-name="T30">rosrun lab10 drone_auto_control.py</text:span></text:span></text:p>
      <text:p text:style-name="P43"><text:span text:style-name="Source_20_Text"/></text:p>
      <text:p text:style-name="P45"><text:span text:style-name="Source_20_Text"><text:span text:style-name="T31">##### catkin build</text:span></text:span></text:p>
      <text:p text:style-name="P75"><text:span text:style-name="Source_20_Text"><text:span text:style-name="T32">REAL DRONE OPERATIONS</text:span></text:span></text:p>
      <text:p text:style-name="P46"><text:span text:style-name="Source_20_Text"/></text:p>
      <text:p text:style-name="P46"><text:span text:style-name="Source_20_Text"><text:span text:style-name="T33">Connect to drone“s wifi</text:span></text:span></text:p>
      <text:p text:style-name="P50"><text:span text:style-name="Source_20_Text"><text:tab/></text:span><text:span text:style-name="Source_20_Text"><text:span text:style-name="T37">without camera control</text:span></text:span></text:p>
      <text:p text:style-name="P46"><text:span text:style-name="Source_20_Text">roslaunch bebop_tools bebop_nodelet_iv.launch</text:span></text:p>
      <text:p text:style-name="P46"><text:span text:style-name="Source_20_Text"/></text:p>
      <text:p text:style-name="P62"><text:tab/><text:span text:style-name="T37">with camera control</text:span></text:p>
      <text:p text:style-name="P62"><text:span text:style-name="Source_20_Text">roslaunch bebop_driver bebop_node.launch</text:span></text:p>
      <text:p text:style-name="P62"><text:span text:style-name="Source_20_Text"><text:tab/></text:span><text:span text:style-name="Source_20_Text"><text:span text:style-name="T38">to visualize the image</text:span></text:span></text:p>
      <text:p text:style-name="P62"><text:span text:style-name="Source_20_Text">rosrun image_view image_view /image:=bebop/image_raw</text:span></text:p>
      <text:p text:style-name="P62"><text:span text:style-name="Source_20_Text"/></text:p>
      <text:p text:style-name="P46"><text:span text:style-name="Source_20_Text">rostopic pub /bebop/camera_control sgs/Twist "linear:</text:span></text:p>
      <text:p text:style-name="P46"><text:span text:style-name="Source_20_Text"><text:s text:c="2"/>x: 0.0</text:span></text:p>
      <text:p text:style-name="P46"><text:span text:style-name="Source_20_Text"><text:s text:c="2"/>y: 0.0</text:span></text:p>
      <text:p text:style-name="P46"><text:span text:style-name="Source_20_Text"><text:s text:c="2"/>z: 0.0</text:span></text:p>
      <text:p text:style-name="P46"><text:span text:style-name="Source_20_Text">angular:</text:span></text:p>
      <text:p text:style-name="P46"><text:span text:style-name="Source_20_Text"><text:s text:c="2"/>x: 0.0</text:span></text:p>
      <text:p text:style-name="P46"><text:span text:style-name="Source_20_Text"><text:s text:c="2"/>y: -40.0</text:span></text:p>
      <text:p text:style-name="P46"><text:span text:style-name="Source_20_Text"><text:s text:c="2"/>z: 0.0"</text:span></text:p>
      <text:p text:style-name="P46"><text:span text:style-name="Source_20_Text"/></text:p>
      <text:p text:style-name="P61">roslaunch ar_track_alvar <text:s/>pr2_indiv_no_ki<text:span text:style-name="T36">nect</text:span>.launch</text:p>
      <text:p text:style-name="P61"/>
      <text:p text:style-name="P49"><text:span text:style-name="Source_20_Text"><text:span text:style-name="T35">rosrun final Final.py</text:span></text:span></text:p>
      <text:p text:style-name="P46"><text:span text:style-name="Source_20_Text"/></text:p>
      <text:p text:style-name="P47"><text:span text:style-name="Source_20_Text">---</text:span><text:span text:style-name="Source_20_Text"><text:span text:style-name="T34">Manual</text:span></text:span></text:p>
      <text:p text:style-name="P55"><text:span text:style-name="Source_20_Text"/></text:p>
      <text:p text:style-name="P55"><text:span text:style-name="Source_20_Text">rostopic pub /bebop/reset std_msgs/Empty "{}"</text:span></text:p>
      <text:p text:style-name="P55"><text:span text:style-name="Source_20_Text"/></text:p>
      <text:p text:style-name="P55"><text:span text:style-name="Source_20_Text">rostopic pub /bebop/takeoff std_msgs/Empty "{}"</text:span></text:p>
      <text:p text:style-name="P55"><text:span text:style-name="Source_20_Text">rostopic pub /bebop/land std_msgs/Empty "{}"</text:span></text:p>
      <text:p text:style-name="P55"><text:span text:style-name="Source_20_Text"/></text:p>
      <text:p text:style-name="P48"><text:span text:style-name="Source_20_Text">rosrun camera_calibration cameracalibrator.py --size 8x6 --square 0.0</text:span><text:span text:style-name="Source_20_Text"><text:span text:style-name="T43">3</text:span></text:span><text:span text:style-name="Source_20_Text">5 image:=/bebop/image_raw camera:=/bebop</text:span></text:p>
      <text:p text:style-name="P48"><text:span text:style-name="Source_20_Text">---------</text:span></text:p>
      <text:p text:style-name="P48"><text:span text:style-name="Source_20_Text"/></text:p>
      <text:p text:style-name="P58">Tracking System</text:p>
      <text:p text:style-name="P59">roslaunch vrpn_client_ros sample.launch srver:=</text:p>
      <text:p text:style-name="P59"/>
      <text:p text:style-name="P76"/>
      <text:p text:style-name="P60">PID Tuning</text:p>
      <text:p text:style-name="P64"/>
      <text:p text:style-name="P63">Complete PID for -40 degrees angle:</text:p>
      <text:p text:style-name="P63"/>
      <text:p text:style-name="P73"><text:span text:style-name="T39">global</text:span> Kp_a, Ki_a, Kd_a, Kp_b, Ki_b, Kd_b, Kp_c, Ki_c, Kd_c</text:p>
      <text:p text:style-name="P74"/>
      <text:p text:style-name="P72"><text:span text:style-name="T40">Kp_a</text:span> = <text:span text:style-name="T41">0.035</text:span> <text:span text:style-name="T42">#WORKS 0.035</text:span></text:p>
      <text:p text:style-name="P72"><text:span text:style-name="T40">Ki_a</text:span> = <text:span text:style-name="T41">0.25</text:span> <text:span text:style-name="T42">#WORKS 0.25</text:span></text:p>
      <text:p text:style-name="P72"><text:span text:style-name="T40">Kd_a</text:span> = <text:span text:style-name="T41">2.3</text:span> <text:span text:style-name="T42">#WORKS 2.3</text:span></text:p>
      <text:p text:style-name="P74"/>
      <text:p text:style-name="P72"><text:span text:style-name="T40">Kp_b</text:span> = <text:span text:style-name="T41">0.1</text:span> <text:span text:style-name="T42">#Before 0.1 very good for P config only 0.17</text:span></text:p>
      <text:p text:style-name="P72"><text:span text:style-name="T40">Ki_b</text:span> = <text:span text:style-name="T41">0.1</text:span> <text:span text:style-name="T42">#Before 0.1</text:span></text:p>
      <text:p text:style-name="P72"><text:span text:style-name="T40">Kd_b</text:span> = <text:span text:style-name="T41">2.4</text:span> <text:span text:style-name="T42">#Before 2.4</text:span></text:p>
      <text:p text:style-name="P74"/>
      <text:p text:style-name="P72"><text:span text:style-name="T40">Kp_c</text:span> = <text:span text:style-name="T41">0.7</text:span> <text:span text:style-name="T42">#Norm alone 1.0</text:span></text:p>
      <text:p text:style-name="P72"><text:span text:style-name="T40">Ki_c</text:span> = <text:span text:style-name="T41">0.2</text:span> <text:span text:style-name="T42">#Norm alone 0.3</text:span></text:p>
      <text:p text:style-name="P72"><text:span text:style-name="T40">Kd_c</text:span> = <text:span text:style-name="T41">0.5</text:span> <text:span text:style-name="T42">#Norm alone 0.3</text:span></text:p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13:20:25.118402432</meta:creation-date>
    <dc:date>2022-01-26T10:16:35.777354557</dc:date>
    <meta:editing-duration>PT18H12M19S</meta:editing-duration>
    <meta:editing-cycles>81</meta:editing-cycles>
    <meta:generator>LibreOffice/6.0.7.3$Linux_X86_64 LibreOffice_project/00m0$Build-3</meta:generator>
    <meta:document-statistic meta:table-count="0" meta:image-count="0" meta:object-count="0" meta:page-count="5" meta:paragraph-count="130" meta:word-count="463" meta:character-count="4368" meta:non-whitespace-character-count="4007"/>
  </office:meta>
</office:document-meta>
</file>